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70000015A9FCD31A82DB7C73F.png" manifest:media-type="image/png"/>
  <manifest:file-entry manifest:full-path="Pictures/10000000000001ED0000015A3D7EAD076CE79E05.png" manifest:media-type="image/png"/>
  <manifest:file-entry manifest:full-path="Pictures/10000000000001B20000015AA95A6627F283C457.png" manifest:media-type="image/png"/>
  <manifest:file-entry manifest:full-path="Pictures/10000000000001B800000153B1661F483F0FB76D.png" manifest:media-type="image/png"/>
  <manifest:file-entry manifest:full-path="Pictures/100000000000028B0000015946E7980BD4132A06.png" manifest:media-type="image/png"/>
  <manifest:file-entry manifest:full-path="Pictures/10000000000001D1000001585F8C2423ABFAC0A2.png" manifest:media-type="image/png"/>
  <manifest:file-entry manifest:full-path="Pictures/10000000000001660000015CCBF5A73C15BEC201.png" manifest:media-type="image/png"/>
  <manifest:file-entry manifest:full-path="Pictures/10000000000001DF000001589BA04EC80A5F887A.png" manifest:media-type="image/png"/>
  <manifest:file-entry manifest:full-path="Pictures/10000000000001DC0000015B7B2815A889AA1ED2.png" manifest:media-type="image/png"/>
  <manifest:file-entry manifest:full-path="Pictures/10000000000001980000015AEE1AF491545FB191.png" manifest:media-type="image/png"/>
  <manifest:file-entry manifest:full-path="Pictures/10000000000001D60000015B847C268DE9AB7B2B.png" manifest:media-type="image/png"/>
  <manifest:file-entry manifest:full-path="Pictures/10000000000001BA0000015B37EBBEAB9B837509.png" manifest:media-type="image/png"/>
  <manifest:file-entry manifest:full-path="Pictures/10000000000001B600000157505C60D496288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38b0" officeooo:paragraph-rsid="001ef00b" style:font-weight-asian="bold" style:font-weight-complex="bold"/>
    </style:style>
    <style:style style:name="P2" style:family="paragraph" style:parent-style-name="Standard">
      <style:text-properties fo:font-weight="bold" officeooo:rsid="002038b0" officeooo:paragraph-rsid="002038b0" style:font-weight-asian="bold" style:font-weight-complex="bold"/>
    </style:style>
    <style:style style:name="P3" style:family="paragraph" style:parent-style-name="Standard">
      <style:text-properties fo:font-weight="bold" officeooo:rsid="00204ca0" officeooo:paragraph-rsid="00204ca0" style:font-weight-asian="bold" style:font-weight-complex="bold"/>
    </style:style>
    <style:style style:name="P4" style:family="paragraph" style:parent-style-name="Standard">
      <style:text-properties fo:font-weight="bold" officeooo:rsid="00220acf" officeooo:paragraph-rsid="00220acf" style:font-weight-asian="bold" style:font-weight-complex="bold"/>
    </style:style>
    <style:style style:name="P5" style:family="paragraph" style:parent-style-name="Standard">
      <style:text-properties fo:font-weight="normal" officeooo:rsid="002038b0" officeooo:paragraph-rsid="00204ca0" style:font-weight-asian="normal" style:font-weight-complex="normal"/>
    </style:style>
    <style:style style:name="P6" style:family="paragraph" style:parent-style-name="Standard">
      <style:text-properties fo:font-weight="normal" officeooo:rsid="002038b0" officeooo:paragraph-rsid="002038b0" style:font-weight-asian="normal" style:font-weight-complex="normal"/>
    </style:style>
    <style:style style:name="P7" style:family="paragraph" style:parent-style-name="Standard">
      <style:text-properties fo:font-weight="normal" officeooo:rsid="00204ca0" officeooo:paragraph-rsid="00204ca0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normal" officeooo:rsid="00204ca0" officeooo:paragraph-rsid="00204ca0" style:font-weight-asian="normal" style:font-weight-complex="normal"/>
    </style:style>
    <style:style style:name="P9" style:family="paragraph" style:parent-style-name="Standard">
      <style:text-properties fo:font-weight="normal" officeooo:rsid="00220acf" officeooo:paragraph-rsid="00220acf" style:font-weight-asian="normal" style:font-weight-complex="normal"/>
    </style:style>
    <style:style style:name="P10" style:family="paragraph" style:parent-style-name="Standard">
      <style:text-properties fo:font-weight="normal" officeooo:rsid="00230878" officeooo:paragraph-rsid="00220acf" style:font-weight-asian="normal" style:font-weight-complex="normal"/>
    </style:style>
    <style:style style:name="P11" style:family="paragraph" style:parent-style-name="Standard">
      <style:text-properties fo:font-weight="normal" officeooo:rsid="00230878" officeooo:paragraph-rsid="0023087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4ca0" style:font-weight-asian="normal" style:font-weight-complex="normal"/>
    </style:style>
    <style:style style:name="T3" style:family="text">
      <style:text-properties fo:font-weight="normal" officeooo:rsid="00212795" style:font-weight-asian="normal" style:font-weight-complex="normal"/>
    </style:style>
    <style:style style:name="T4" style:family="text">
      <style:text-properties fo:font-weight="normal" officeooo:rsid="00230878" style:font-weight-asian="normal" style:font-weight-complex="normal"/>
    </style:style>
    <style:style style:name="T5" style:family="text">
      <style:text-properties officeooo:rsid="0025de0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4.5626in" svg:height="3.5728in" draw:z-index="0"><draw:image xlink:href="Pictures/10000000000001B600000157505C60D496288B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ådan så BS ud omkring år 1900. </text:p>
      <text:p text:style-name="P2"><text:span text:style-name="T1">Stråtækt, 3 døre, 3 skorstene og et </text:span><text:span text:style-name="T2">muret </text:span><text:span text:style-name="T1">skur forrest. En af dørene er til lærerboligen, hvilken ved jeg ikke.</text:span></text:p>
      <text:p text:style-name="P6"/>
      <text:p text:style-name="P6">Den lå lige ovre på den anden side af vejen; i pausen kan I kigge ud af døren og se hvad der stadig er tilbage af den.</text:p>
      <text:p text:style-name="P7">Så fotoets kamerapunkt må være i præstegårdens forhave eller måske på det der idag er parkeringsplads.</text:p>
      <text:p text:style-name="P5"/>
      <text:p text:style-name="P2"><text:span text:style-name="T1">Der er bygget </text:span><text:span text:style-name="T3">en del </text:span><text:span text:style-name="T1">om på den</text:span><text:span text:style-name="T3">ne bygning</text:span><text:span text:style-name="T1"> i tidens løb. </text:span></text:p>
      <text:p text:style-name="P2"><text:span text:style-name="T1">I 1901 prøvede sogn</text:span><text:span text:style-name="T2">e</text:span><text:span text:style-name="T1">rådet at sælge bygningerne </text:span><text:span text:style-name="T2">men fandt ingen køber.</text:span></text:p>
      <text:p text:style-name="P7">Man var klar over at denne skolebygning ikke rigtigt kunne mere.</text:p>
      <text:p text:style-name="P3"><text:span text:style-name="T1">Derfor rev man en god bid – </text:span><text:span text:style-name="T3">lidt mere end halvdelen -</text:span><text:span text:style-name="T1"> af den ned og opførte nyt.</text:span></text:p>
      <text:p text:style-name="P8"><draw:frame draw:style-name="fr1" draw:name="Image2" text:anchor-type="char" svg:width="4.6043in" svg:height="3.6146in" draw:z-index="1"><draw:image xlink:href="Pictures/10000000000001BA0000015B37EBBEAB9B83750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ette billede er set fra øst.</text:p>
      <text:p text:style-name="P7">Så i 1905 var man klar til den nye enhedsskole – her kunne eleverne gå fra 1. til 7. klasse.</text:p>
      <text:p text:style-name="P7"/>
      <text:p text:style-name="P7">Hvis vi ser fra højre kan vi se at skuret er bevaret sammen med et stykke af den gamle skole. </text:p>
      <text:p text:style-name="P7"/>
      <text:p text:style-name="P7">Så er der kommet nyt til, med to døre og tre skorstene. </text:p>
      <text:p text:style-name="P7">Mod syd er en nyopført fløj kommet til. </text:p>
      <text:p text:style-name="P7"/>
      <text:p text:style-name="P9">Både min farmor og farfar har gået i skole her startende ca. 1908. </text:p>
      <text:p text:style-name="P9">Farmor boede på Egemosegård i Hesselbjerg/Rågeleje og går hele sit skoleforløb her.</text:p>
      <text:p text:style-name="P9">Farfar boede på Højberggård i Højelt; familien Sylvest flyttede til <text:s/>Tibirke i 1911. </text:p>
      <text:p text:style-name="P9">Farfar må have gået i 1. og 2. klasse her og gået videre i Tisvilde skole.</text:p>
      <text:p text:style-name="P9"/>
      <text:p text:style-name="P9">Det der med at gå i skole har skullet tages bogstaveligt dengang;</text:p>
      <text:p text:style-name="P9">de har spadseret til og fra skole – <text:span text:style-name="T5">for det meste </text:span>kun hver anden dag.</text:p>
      <text:p text:style-name="P8"><draw:frame draw:style-name="fr3" draw:name="Image3" text:anchor-type="char" svg:x="1.2217in" svg:y="0in" svg:width="4.25in" svg:height="3.6043in" draw:z-index="2"><draw:image xlink:href="Pictures/10000000000001980000015AEE1AF491545FB19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ette er et mere illustrerende luftfoto, taget fra syd i 1930’erne.</text:p>
      <text:p text:style-name="P7"/>
      <text:p text:style-name="P9">Man ser hovedbygningen, den ældste del, sydfløjen og pæne haver, både til pryd og til gavn.</text:p>
      <text:p text:style-name="P4"><text:span text:style-name="T1">Et cykelskur er kommet til – </text:span><text:span text:style-name="T4">eleverne er begyndt at cykle til skole.</text:span></text:p>
      <text:p text:style-name="P10"/>
      <text:p text:style-name="P4"><text:span text:style-name="T1">På den anden side af kirkevej er præstegården, den lange bygning er i dag indrettet til kirkelade og det er her vi sidder n</text:span><text:span text:style-name="T4">u</text:span><text:span text:style-name="T1">.</text:span></text:p>
      <text:p text:style-name="P11">Ps hovedbygning ser vi et glimt af og en længe som ikke findes mere.</text:p>
      <text:p text:style-name="P11">Der er nok tale om 2. generation af P, inden branden i 1939.</text:p>
      <text:p text:style-name="P7"/>
      <text:p text:style-name="P7"/>
      <text:p text:style-name="P7"/>
      <text:p text:style-name="P8"><draw:frame draw:style-name="fr1" draw:name="Image4" text:anchor-type="char" svg:width="4.9583in" svg:height="3.6146in" draw:z-index="3"><draw:image xlink:href="Pictures/10000000000001DC0000015B7B2815A889AA1ED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3" draw:name="Image5" text:anchor-type="char" svg:x="0.852in" svg:y="0in" svg:width="4.9898in" svg:height="3.5835in" draw:z-index="4"><draw:image xlink:href="Pictures/10000000000001DF000001589BA04EC80A5F887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3" draw:name="Image6" text:anchor-type="char" svg:x="0.8984in" svg:y="0in" svg:width="4.8957in" svg:height="3.6146in" draw:z-index="5"><draw:image xlink:href="Pictures/10000000000001D60000015B847C268DE9AB7B2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7" text:anchor-type="char" svg:width="3.7291in" svg:height="3.6252in" draw:z-index="6"><draw:image xlink:href="Pictures/10000000000001660000015CCBF5A73C15BEC20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8" text:anchor-type="char" svg:width="4.8437in" svg:height="3.5835in" draw:z-index="7"><draw:image xlink:href="Pictures/10000000000001D1000001585F8C2423ABFAC0A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2" draw:name="Image9" text:anchor-type="char" svg:width="6.6929in" svg:height="3.5465in" draw:z-index="8"><draw:image xlink:href="Pictures/100000000000028B0000015946E7980BD4132A0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0" text:anchor-type="char" svg:width="4.5835in" svg:height="3.5311in" draw:z-index="9"><draw:image xlink:href="Pictures/10000000000001B800000153B1661F483F0FB76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1" text:anchor-type="char" svg:width="4.5209in" svg:height="3.6043in" draw:z-index="10"><draw:image xlink:href="Pictures/10000000000001B20000015AA95A6627F283C45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2" text:anchor-type="char" svg:width="5.1354in" svg:height="3.6043in" draw:z-index="11"><draw:image xlink:href="Pictures/10000000000001ED0000015A3D7EAD076CE79E0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3" text:anchor-type="char" svg:width="4.4063in" svg:height="3.6043in" draw:z-index="12"><draw:image xlink:href="Pictures/10000000000001A70000015A9FCD31A82DB7C73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06:10:08.615679063</meta:creation-date>
    <meta:generator>LibreOffice/7.3.7.2$Linux_X86_64 LibreOffice_project/30$Build-2</meta:generator>
    <dc:date>2026-04-11T14:57:42.290076310</dc:date>
    <meta:editing-duration>PT58M59S</meta:editing-duration>
    <meta:editing-cycles>7</meta:editing-cycles>
    <meta:document-statistic meta:table-count="0" meta:image-count="13" meta:object-count="0" meta:page-count="13" meta:paragraph-count="25" meta:word-count="356" meta:character-count="1864" meta:non-whitespace-character-count="1521"/>
  </office:meta>
</office:document-meta>
</file>